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ebd24" officeooo:paragraph-rsid="000ebd24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79a4c" officeooo:paragraph-rsid="00179a4c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9859f" officeooo:paragraph-rsid="0019859f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3b3385" officeooo:paragraph-rsid="003b3385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ebd24" officeooo:paragraph-rsid="000ebd24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1b2f8" officeooo:paragraph-rsid="0011b2f8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79a4c" officeooo:paragraph-rsid="00179a4c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8dda1" officeooo:paragraph-rsid="0018dda1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347aef" officeooo:paragraph-rsid="00347aef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35e6e6" officeooo:paragraph-rsid="0035e6e6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38632f" officeooo:paragraph-rsid="0038632f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39ba6f" officeooo:paragraph-rsid="00283802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3b3385" officeooo:paragraph-rsid="003b3385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3d2e6a" officeooo:paragraph-rsid="003d2e6a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9859f" officeooo:paragraph-rsid="0019859f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a60e4" officeooo:paragraph-rsid="001a60e4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c0622" officeooo:paragraph-rsid="001c0622" style:font-size-asian="13.1000003814697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d9cc4" officeooo:paragraph-rsid="001d9cc4" style:font-size-asian="13.1000003814697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eec61" officeooo:paragraph-rsid="001eec61" style:font-size-asian="13.1000003814697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f5fb3" officeooo:paragraph-rsid="001f5fb3" style:font-size-asian="13.1000003814697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11ae4" officeooo:paragraph-rsid="00211ae4" style:font-size-asian="13.1000003814697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4141e" officeooo:paragraph-rsid="0024141e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57d33" officeooo:paragraph-rsid="0024141e" style:font-size-asian="13.1000003814697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57d33" officeooo:paragraph-rsid="00257d33" style:font-size-asian="13.1000003814697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83802" officeooo:paragraph-rsid="00283802" style:font-size-asian="13.1000003814697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a30b9" officeooo:paragraph-rsid="002a30b9" style:font-size-asian="13.1000003814697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304cf7" officeooo:paragraph-rsid="00304cf7" style:font-size-asian="13.1000003814697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323c8b" officeooo:paragraph-rsid="00323c8b" style:font-size-asian="13.1000003814697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339ca6" officeooo:paragraph-rsid="00339ca6" style:font-size-asian="13.1000003814697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2701b6" officeooo:paragraph-rsid="002701b6" style:font-size-asian="13.1000003814697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304cf7" officeooo:paragraph-rsid="00304cf7" style:font-size-asian="13.1000003814697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5pt" fo:font-weight="normal" officeooo:rsid="003d2e6a" officeooo:paragraph-rsid="003d2e6a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5pt" fo:font-weight="normal" officeooo:rsid="003d81e4" officeooo:paragraph-rsid="003d81e4" style:font-size-asian="13.1000003814697pt" style:font-weight-asian="normal" style:font-size-complex="15pt" style:font-weight-complex="normal"/>
    </style:style>
    <style:style style:name="T1" style:family="text">
      <style:text-properties officeooo:rsid="0019859f"/>
    </style:style>
    <style:style style:name="T2" style:family="text">
      <style:text-properties officeooo:rsid="001ef3ab"/>
    </style:style>
    <style:style style:name="T3" style:family="text">
      <style:text-properties officeooo:rsid="0029bb46"/>
    </style:style>
    <style:style style:name="T4" style:family="text">
      <style:text-properties officeooo:rsid="002bc1cb"/>
    </style:style>
    <style:style style:name="T5" style:family="text">
      <style:text-properties officeooo:rsid="00376601"/>
    </style:style>
    <style:style style:name="T6" style:family="text">
      <style:text-properties officeooo:rsid="0039ba6f"/>
    </style:style>
    <style:style style:name="T7" style:family="text">
      <style:text-properties officeooo:rsid="003c42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Raison</text:p>
      <text:p text:style-name="P1"/>
      <text:p text:style-name="P5">Intro:</text:p>
      <text:p text:style-name="P5"/>
      <text:p text:style-name="P5">La raison peut être rationnelle (varie) ou raisonnalbe (bien). Raisonné correctmenet c’est tiré des conclusion jsute, la raison n’est pas quelque chose plus que la pensée.</text:p>
      <text:p text:style-name="P5"/>
      <text:p text:style-name="P6">Optimisme rationnelle: raison peut atteindre le vrai</text:p>
      <text:p text:style-name="P6"/>
      <text:p text:style-name="P2">I. Le texte de galilee</text:p>
      <text:p text:style-name="P7"/>
      <text:p text:style-name="P8">La raison → penser “directement”: éga<text:span text:style-name="T1">l</text:span> à penser avec extension et intension.</text:p>
      <text:p text:style-name="P8"/>
      <text:p text:style-name="P3">II. Les mathématiques: le domaine de la raison</text:p>
      <text:p text:style-name="P15"/>
      <text:p text:style-name="P16">Pour platon et descartes le savoir par excellence c’est les mathématiques.</text:p>
      <text:p text:style-name="P17">Les mathématiques sont la propedeutique à la pensée “droite” d’aprés platon.</text:p>
      <text:p text:style-name="P18">Les maths sont le modèle de la cientificité d’aprés descartes</text:p>
      <text:p text:style-name="P18"/>
      <text:p text:style-name="P19">mathematiser c’est <text:span text:style-name="T2">d’une part </text:span>introduire les procédée les démonstration…</text:p>
      <text:p text:style-name="P19"/>
      <text:p text:style-name="P20">démonstartion: procédure intellectuelle par laquelle on établit qu’une proposition est nécessaire.</text:p>
      <text:p text:style-name="P20"/>
      <text:p text:style-name="P21">une proposition démontrée est universelle pour tous et pour toujours.</text:p>
      <text:p text:style-name="P21"/>
      <text:p text:style-name="P22">Les mathématiques n’ont pas d’histoire.</text:p>
      <text:p text:style-name="P23"/>
      <text:p text:style-name="P24">La réussite des maths selon descartes c’est la simplicité c’est à dire, la simplicité de ses objets et sa clareté</text:p>
      <text:p text:style-name="P24"/>
      <text:p text:style-name="P30">III. Le PB<text:span text:style-name="T3">L</text:span> des axiomes</text:p>
      <text:p text:style-name="P30"/>
      <text:p text:style-name="P25">Les premiers principes ne sont pas démontrés ?</text:p>
      <text:p text:style-name="P12"/>
      <text:p text:style-name="P26">Les premiers principes sont évidents.</text:p>
      <text:p text:style-name="P26"/>
      <text:p text:style-name="P26">on ne doit pas <text:span text:style-name="T4">tout démontrer/définir.</text:span></text:p>
      <text:p text:style-name="P31"><text:soft-page-break/>V. Les règles de la raison/logique</text:p>
      <text:p text:style-name="P31"/>
      <text:p text:style-name="P27">raisonement valide → logique</text:p>
      <text:p text:style-name="P27"/>
      <text:p text:style-name="P28">syllogisme</text:p>
      <text:p text:style-name="P29"><text:tab/>principe d’identité: A=A</text:p>
      <text:p text:style-name="P9"><text:tab/>principe du tier perdu: il n’y a pas e proposition entre le vrai et le faux</text:p>
      <text:p text:style-name="P10"><text:span text:style-name="T5"><text:tab/>r</text:span>ègles de la logique</text:p>
      <text:p text:style-name="P10"/>
      <text:p text:style-name="P11">le fondement de la pensé chez descartes c’est “je pense donc je suis”</text:p>
      <text:p text:style-name="P11">chez pascal <text:span text:style-name="T6">il n’y <text:s/>a pas de fondement</text:span></text:p>
      <text:p text:style-name="P11"/>
      <text:p text:style-name="P4">VI. La raison et le réel</text:p>
      <text:p text:style-name="P4"/>
      <text:p text:style-name="P13">comment ce fait-il que la raison nous permets de penser le réel ?</text:p>
      <text:p text:style-name="P13"/>
      <text:p text:style-name="P13">- <text:span text:style-name="T7">txt “morceau de cire” → La Raison connait (le réel) indépendamant des sensations</text:span></text:p>
      <text:p text:style-name="P13"/>
      <text:p text:style-name="P14">2 théorie de la connaissance:</text:p>
      <text:p text:style-name="P14">- empiriste (Loche, Hume…) → les sensations sont à l’origine du contenu des connaissances</text:p>
      <text:p text:style-name="P14">- rationaliste (Platon, Descartes…) → la raison produit par elle même les connaissances</text:p>
      <text:p text:style-name="P14"/>
      <text:p text:style-name="P33">galilée: “la nature est créer en langage mathématique”.</text:p>
      <text:p text:style-name="P33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0:27:18.748686354</meta:creation-date>
    <meta:generator>LibreOffice/7.5.0.3$Linux_X86_64 LibreOffice_project/50$Build-3</meta:generator>
    <dc:date>2023-03-02T20:21:07.935313378</dc:date>
    <meta:editing-duration>PT10H29M36S</meta:editing-duration>
    <meta:editing-cycles>40</meta:editing-cycles>
    <meta:document-statistic meta:table-count="0" meta:image-count="0" meta:object-count="0" meta:page-count="2" meta:paragraph-count="34" meta:word-count="300" meta:character-count="1860" meta:non-whitespace-character-count="1590"/>
  </office:meta>
</office:document-meta>
</file>